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Ravie" svg:font-family="Ravie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-0.005cm" fo:margin-right="0cm" fo:margin-top="0.423cm" fo:margin-bottom="0cm" fo:line-height="150%" fo:text-indent="0cm" style:auto-text-indent="false">
        <style:tab-stops>
          <style:tab-stop style:position="1.506cm"/>
        </style:tab-stops>
      </style:paragraph-properties>
    </style:style>
    <style:style style:name="P2" style:family="paragraph" style:parent-style-name="Standard" style:list-style-name="WW8Num1">
      <style:paragraph-properties fo:margin-left="-0.005cm" fo:margin-right="0cm" fo:margin-top="0.423cm" fo:margin-bottom="0cm" fo:line-height="150%" fo:text-indent="0cm" style:auto-text-indent="false">
        <style:tab-stops>
          <style:tab-stop style:position="1.506cm"/>
        </style:tab-stops>
      </style:paragraph-properties>
    </style:style>
    <style:style style:name="T1" style:family="text">
      <style:text-properties style:font-name="Arial" fo:font-size="13pt" style:text-underline-style="solid" style:text-underline-width="auto" style:text-underline-color="font-color" style:font-size-asian="13pt" style:font-name-complex="Arial" style:font-size-complex="13pt"/>
    </style:style>
    <style:style style:name="T2" style:family="text">
      <style:text-properties style:font-name="Arial" fo:font-size="13pt" style:font-size-asian="13pt" style:font-name-complex="Arial" style:font-size-complex="13pt"/>
    </style:style>
    <style:style style:name="T3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T4" style:family="text">
      <style:text-properties style:font-name="Arial" fo:font-size="13pt" fo:font-style="italic" style:font-size-asian="13pt" style:font-style-asian="italic" style:font-name-complex="Arial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Aprire</text:span><text:span text:style-name="T2"> il file </text:span><text:span text:style-name="T3">Sim6</text:span><text:span text:style-name="T2">.</text:span></text:p>
        </text:list-item>
        <text:list-item>
          <text:p text:style-name="P2"><text:span text:style-name="T2">Nel foglio </text:span><text:span text:style-name="T4">Superfici</text:span><text:span text:style-name="T2"> </text:span><text:span text:style-name="T1">creare</text:span><text:span text:style-name="T2"> una tabella PIVOT a partire dalla cella A125 relativamente ai dati dell'intervallo </text:span><text:span text:style-name="T3">A3:F119</text:span><text:span text:style-name="T2">.<text:line-break/></text:span><text:span text:style-name="T1">Inserire</text:span><text:span text:style-name="T2"> il campo </text:span><text:span text:style-name="T3">Altitudine min</text:span><text:span text:style-name="T2"> in </text:span><text:span text:style-name="T4">colonna</text:span><text:span text:style-name="T2">, </text:span><text:span text:style-name="T3">Altitudine max</text:span><text:span text:style-name="T2"> in </text:span><text:span text:style-name="T4">riga</text:span><text:span text:style-name="T2"> e la somma della </text:span><text:span text:style-name="T3">Popolazione</text:span><text:span text:style-name="T2"> in </text:span><text:span text:style-name="T4">dati</text:span><text:span text:style-name="T2">.<text:line-break/></text:span><text:span text:style-name="T1">Raggruppare</text:span><text:span text:style-name="T2"> i dati della tabella PIVOT sia in riga che in colonna ogni </text:span><text:span text:style-name="T3">300</text:span><text:span text:style-name="T2"> m.<text:line-break/></text:span><text:span text:style-name="T1">Applicare</text:span><text:span text:style-name="T2"> alla tabella PIVOT la formattazione automatica </text:span><text:span text:style-name="T3">Tabella 3</text:span><text:span text:style-name="T2">.</text:span></text:p>
        </text:list-item>
        <text:list-item>
          <text:p text:style-name="P2"><text:span text:style-name="T2">Per i dati della tabella PIVOT </text:span><text:span text:style-name="T1">utilizzare</text:span><text:span text:style-name="T2"> la formattazione condizionale per evidenziare con uno sfondo </text:span><text:span text:style-name="T4">rosso</text:span><text:span text:style-name="T2"> i valori </text:span><text:span text:style-name="T3">superiori a 100.000</text:span><text:span text:style-name="T2"> e con uno sfondo </text:span><text:span text:style-name="T4">blu</text:span><text:span text:style-name="T2"> quelli </text:span><text:span text:style-name="T3">inferiori a 10.000</text:span><text:span text:style-name="T2">.</text:span></text:p>
        </text:list-item>
        <text:list-item>
          <text:p text:style-name="P2"><text:span text:style-name="T2">Nel foglio </text:span><text:span text:style-name="T4">Forze lavoro</text:span><text:span text:style-name="T2"> </text:span><text:span text:style-name="T1">utilizzare</text:span><text:span text:style-name="T2"> una funzione della categoria logiche per ottenere, nell'intervallo </text:span><text:span text:style-name="T3">F4:F8</text:span><text:span text:style-name="T2">, per ottenere la lettera </text:span><text:span text:style-name="T3">"F"</text:span><text:span text:style-name="T2"> se le femmine superano i maschi e </text:span><text:span text:style-name="T3">"M"</text:span><text:span text:style-name="T2"> altrimenti.</text:span></text:p>
        </text:list-item>
        <text:list-item>
          <text:p text:style-name="P2"><text:span text:style-name="T1">Modificare</text:span><text:span text:style-name="T2"> la scala dell'asse orizzontale del grafico </text:span><text:span text:style-name="T4">scambi</text:span><text:span text:style-name="T2"> in modo che il </text:span><text:span text:style-name="T4">valore minimo</text:span><text:span text:style-name="T2"> sia </text:span><text:span text:style-name="T3">1990</text:span><text:span text:style-name="T2">, il </text:span><text:span text:style-name="T4">valore massimo</text:span><text:span text:style-name="T2"> </text:span><text:span text:style-name="T3">2003</text:span><text:span text:style-name="T2"> e </text:span><text:span text:style-name="T4">l'unità principale</text:span><text:span text:style-name="T2"> aumentata a </text:span><text:span text:style-name="T3">5</text:span><text:span text:style-name="T2">.</text:span></text:p>
        </text:list-item>
        <text:list-item>
          <text:p text:style-name="P2"><text:span text:style-name="T1">Modificare</text:span><text:span text:style-name="T2"> la scala dell'asse verticale in modo che i valori abbiano l'unità di visualizzazione in </text:span><text:span text:style-name="T4">milioni</text:span><text:span text:style-name="T2"> (aggiungere una cifra decimale alla formattazione del numero).</text:span></text:p>
        </text:list-item>
        <text:list-item>
          <text:p text:style-name="P2"><text:span text:style-name="T1">Incollare</text:span><text:span text:style-name="T2"> come collegamento le celle </text:span><text:span text:style-name="T3">B3:B119</text:span><text:span text:style-name="T2"> del foglio </text:span><text:span text:style-name="T4">Superfici</text:span><text:span text:style-name="T2"> all'interno del foglio </text:span><text:span text:style-name="T4">Comuni Spese</text:span><text:span text:style-name="T2"> a partire dalla cella </text:span><text:span text:style-name="T4">F5</text:span><text:span text:style-name="T2">.</text:span></text:p>
        </text:list-item>
        <text:list-item>
          <text:p text:style-name="P2"><text:span text:style-name="T1">Copiare</text:span><text:span text:style-name="T2"> le celle dell'intervallo </text:span><text:span text:style-name="T3">A3:F16</text:span><text:span text:style-name="T2"> del foglio </text:span><text:span text:style-name="T4">Turismo</text:span><text:span text:style-name="T2"> all'interno di un nuovo documento di testo: incollare le celle come oggetto OLE collegato.<text:line-break/></text:span><text:span text:style-name="T1">Salvare</text:span><text:span text:style-name="T2"> il nuovo file con il nome </text:span><text:span text:style-name="T3">testo</text:span><text:span text:style-name="T2">.</text:span></text:p>
        </text:list-item>
        <text:list-item>
          <text:p text:style-name="P2"><text:span text:style-name="T1">Modificare</text:span><text:span text:style-name="T2"> il commento presente nella cella </text:span><text:span text:style-name="T4">A1</text:span><text:span text:style-name="T2"> del foglio </text:span><text:span text:style-name="T4">Superfici</text:span><text:span text:style-name="T2"> inserendo dopo ASTAT la scritta "</text:span><text:span text:style-name="T3">2005</text:span><text:span text:style-name="T2">".</text:span></text:p>
        </text:list-item>
        <text:list-item>
          <text:p text:style-name="P2"><text:span text:style-name="T1">Modificare</text:span><text:span text:style-name="T2"> le impostazioni in modo che vengano stampati i commenti come visualizzati sul foglio.</text:span></text:p>
        </text:list-item>
        <text:list-item>
          <text:p text:style-name="P2"><text:span text:style-name="T2">Nel foglio </text:span><text:span text:style-name="T4">Comuni Spese</text:span><text:span text:style-name="T2"> </text:span><text:span text:style-name="T1">creare</text:span><text:span text:style-name="T2"> una tabella PIVOT a partire dalla cella </text:span><text:span text:style-name="T4">A127</text:span><text:span text:style-name="T2"> relativamente ai dati dell'intervallo </text:span><text:span text:style-name="T3">A5:E121</text:span><text:span text:style-name="T2">.<text:line-break/></text:span><text:span text:style-name="T1">Inserire</text:span><text:span text:style-name="T2"> il campo </text:span><text:span text:style-name="T3">Spese conto capitale</text:span><text:span text:style-name="T2"> in </text:span><text:span text:style-name="T4">colonna</text:span><text:span text:style-name="T2">, </text:span><text:span text:style-name="T3">Totale</text:span><text:span text:style-name="T2"> in </text:span><text:span text:style-name="T4">riga</text:span><text:span text:style-name="T2"> e il conteggio di </text:span><text:span text:style-name="T3">Comune</text:span><text:span text:style-name="T2"> in </text:span><text:span text:style-name="T4">dati</text:span><text:span text:style-name="T2">.<text:line-break/></text:span><text:span text:style-name="T1">Raggruppare</text:span><text:span text:style-name="T2"> i dati della tabella PIVOT sia in riga che in colonna ogni </text:span><text:span text:style-name="T3">10.000</text:span><text:span text:style-name="T2"> (migliaia di €).<text:line-break/></text:span><text:span text:style-name="T1">Applicare</text:span><text:span text:style-name="T2"> alla tabella PIVOT la formattazione automatica </text:span><text:span text:style-name="T3">Tabella 4</text:span><text:span text:style-name="T2">.</text:span></text:p>
        </text:list-item>
        <text:list-item>
          <text:p text:style-name="P2"><text:span text:style-name="T2">Per i dati dell'intervallo </text:span><text:span text:style-name="T3">E6:E121</text:span><text:span text:style-name="T2"> nel foglio </text:span><text:span text:style-name="T4">Comuni Spese</text:span><text:span text:style-name="T2"> utilizzare la formattazione condizionale per evidenziare i valori che </text:span><text:span text:style-name="T3">superano 50.000</text:span><text:span text:style-name="T2"> (migliaia di €).</text:span></text:p>
        </text:list-item>
        <text:list-item>
          <text:p text:style-name="P2"><text:span text:style-name="T2">Nel foglio </text:span><text:span text:style-name="T4">Scambi esteri</text:span><text:span text:style-name="T2"> </text:span><text:span text:style-name="T1">utilizzare</text:span><text:span text:style-name="T2"> una funzione della categoria logiche per ottenere, nell'intervallo </text:span><text:span text:style-name="T4">E5:E18</text:span><text:span text:style-name="T2">, la scritta "</text:span><text:span text:style-name="T3">Attivi</text:span><text:span text:style-name="T2">" se le esportazioni superano le importazioni e "</text:span><text:span text:style-name="T3">Passivi</text:span><text:span text:style-name="T2">" altrimenti.</text:span></text:p>
        </text:list-item>
        <text:list-item>
          <text:p text:style-name="P2"><text:span text:style-name="T2">Nel foglio </text:span><text:span text:style-name="T4">Forze lavoro</text:span><text:span text:style-name="T2"> </text:span><text:span text:style-name="T1">utilizzare</text:span><text:span text:style-name="T2"> le due immagini a destra del grafico come riempimento delle barre (</text:span><text:span text:style-name="T1">tagliare</text:span><text:span text:style-name="T2"> le immagini originali).</text:span></text:p>
        </text:list-item>
        <text:list-item>
          <text:p text:style-name="P2"><text:span text:style-name="T1">Cambiare</text:span><text:span text:style-name="T2"> le impostazioni in modo che le immagini riempiano le barre "in pila".</text:span></text:p>
        </text:list-item>
        <text:list-item>
          <text:p text:style-name="P2"><text:span text:style-name="T2">In una nuova cartella di lavoro, </text:span><text:span text:style-name="T1">copiare come collegamento</text:span><text:span text:style-name="T2"> le celle </text:span><text:span text:style-name="T3">A1:B8</text:span><text:span text:style-name="T2"> del foglio </text:span><text:span text:style-name="T4">Forze lavoro</text:span><text:span text:style-name="T2">.<text:line-break/></text:span><text:span text:style-name="T1">Salvare</text:span><text:span text:style-name="T2"> il nuovo file con il nome </text:span><text:span text:style-name="T3">lavoro</text:span><text:span text:style-name="T2">.</text:span></text:p>
        </text:list-item>
        <text:list-item>
          <text:p text:style-name="P2"><text:span text:style-name="T1">Copiare</text:span><text:span text:style-name="T2"> il grafico presente nel foglio </text:span><text:span text:style-name="T4">Forze lavoro</text:span><text:span text:style-name="T2"> all'interno del file </text:span><text:span text:style-name="T3">lavoro</text:span><text:span text:style-name="T2"> come collegamento.</text:span></text:p>
        </text:list-item>
        <text:list-item>
          <text:p text:style-name="P2"><text:span text:style-name="T1">Eliminare</text:span><text:span text:style-name="T2"> il commento nella cella </text:span><text:span text:style-name="T3">A1</text:span><text:span text:style-name="T2"> del foglio </text:span><text:span text:style-name="T4">Turismo</text:span><text:span text:style-name="T2">.</text:span></text:p>
        </text:list-item>
        <text:list-item>
          <text:p text:style-name="P2"><text:span text:style-name="T1">Aggiungere</text:span><text:span text:style-name="T2"> un commento nella cella </text:span><text:span text:style-name="T4">A2</text:span><text:span text:style-name="T2"> con il seguente testo: "</text:span><text:span text:style-name="T3">Controllato il giorno 12/05/06</text:span><text:span text:style-name="T2">"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Ravie" svg:font-family="Ravie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T1" style:family="text">
      <style:text-properties style:text-outline="true" style:font-name="Ravie" fo:font-size="16pt" fo:font-weight="bold" style:font-size-asian="16pt" style:font-weight-asian="bold" style:font-size-complex="16pt"/>
    </style: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1.49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3cm" fo:margin-bottom="0.404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SIMULAZIONE 6<text:line-break/>(Foglio Elettronico Avanzato)</text:span></text:p>
        <text:p text:style-name="Standard"/>
      </style:header>
      <style:footer>
        <text:p text:style-name="Footer"><text:tab/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IMULAZIONE 5</dc:title>
    <meta:initial-creator>Marco</meta:initial-creator>
    <meta:creation-date>2006-05-11T20:21:00</meta:creation-date>
    <dc:creator>Marco</dc:creator>
    <dc:date>2006-07-14T12:37:00</dc:date>
    <dc:language>it-IT</dc:language>
    <meta:editing-cycles>12</meta:editing-cycles>
    <meta:editing-duration>PT1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470" meta:character-count="3010"/>
  </office:meta>
</office:document-meta>
</file>